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66cc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b 84%" fo:font-size="10pt" style:font-size-asian="10pt" style:font-weight-asian="normal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.351cm" svg:height="8.819cm" svg:x="7.224cm" svg:y="5.921cm" svg:viewBox="0 0 2352 8820" svg:d="m2352 0c-662 27-1405 785-693 1575 805 893-973 847-1386 1323-556 641-156 1569 252 2142 430 604 286 1353 693 1953l-567 693-189 630-126 504">
          <text:p/>
        </draw:path>
        <draw:path draw:style-name="gr1" draw:text-style-name="P1" draw:layer="layout" svg:width="2.163cm" svg:height="8.103cm" svg:x="9.394cm" svg:y="5.933cm" svg:viewBox="0 0 2164 8104" svg:d="m187 0c-255 239-330 765 306 807 339 22 749 44 724 669-17 441-77 768-139 1197-83 569-125 1093-139 1643-12 435-61 877 0 1309 49 347 84 755 334 1003 332 329 193 813 752 891l28 334 111 251">
          <text:p/>
        </draw:path>
        <draw:path draw:style-name="gr1" draw:text-style-name="P1" draw:layer="layout" svg:width="3.48cm" svg:height="5.18cm" svg:x="9.581cm" svg:y="5.96cm" svg:viewBox="0 0 3481 5181" svg:d="m0 0c339 76 825-11 1003 335 171 332 785 55 584 640-153 446 512 340 613 780 96 416 827 543 780 975-40 375 5 625 56 919 56 322 128 643 250 947l112 306 83 279v0">
          <text:p/>
        </draw:path>
        <draw:path draw:style-name="gr2" draw:text-style-name="P1" draw:layer="layout" svg:width="1.001cm" svg:height="2.784cm" svg:x="9.414cm" svg:y="9.024cm" svg:viewBox="0 0 1002 2785" svg:d="m1002 0c-349 183-496 551-612 891-111 326-292 602-362 947-73 360 371 610 83 947h-111">
          <text:p/>
        </draw:path>
        <draw:path draw:style-name="gr1" draw:text-style-name="P1" draw:layer="layout" svg:width="0.92cm" svg:height="2.589cm" svg:x="10.979cm" svg:y="7.13cm" svg:viewBox="0 0 921 2590" svg:d="m162 0c120 310-302 651-112 891 239 304 593 393 808 724 162 249-36 576-56 864l28 111">
          <text:p/>
        </draw:path>
        <draw:path draw:style-name="gr2" draw:text-style-name="P1" draw:layer="layout" svg:width="1.308cm" svg:height="1.586cm" svg:x="6.684cm" svg:y="11.531cm" svg:viewBox="0 0 1309 1587" svg:d="m1309 0c-292 298-738 389-974 752v306l-195 306-140 223">
          <text:p/>
        </draw:path>
        <draw:path draw:style-name="gr2" draw:text-style-name="P1" draw:layer="layout" svg:width="0.359cm" svg:height="1.892cm" svg:x="7.966cm" svg:y="8.551cm" svg:viewBox="0 0 360 1893" svg:d="m0 0c424 155 439 673 222 919-414 469 271 544 112 947l-56 27">
          <text:p/>
        </draw:path>
        <draw:path draw:style-name="gr2" draw:text-style-name="P1" draw:layer="layout" svg:width="1.227cm" svg:height="4.448cm" svg:x="12.561cm" svg:y="8.551cm" svg:viewBox="0 0 1228 4449" svg:d="m0 0c259 180 500 397 585 656 69 212 36 431 55 656 23 266 385 446 530 697 141 245-24 534 0 800 22 250-76 488-56 738 21 259 0 519 0 779l-28 123">
          <text:p/>
        </draw:path>
        <draw:custom-shape draw:style-name="gr3" draw:text-style-name="P1" draw:layer="layout" svg:width="0.3cm" svg:height="0.3cm" svg:x="9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cm" svg:height="0.6cm" svg:x="8.5cm" svg:y="5cm">
          <text:p text:style-name="P1"><text:span text:style-name="T1">q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1cm" svg:height="0.4cm" svg:x="9.2cm" svg:y="5.1cm">
          <text:p text:style-name="P3"><text:span text:style-name="T3">M i a o u <text:s text:c="10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1cm" svg:height="0.4cm" svg:x="11.3cm" svg:y="5.1cm"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9.359cm" svg:y1="5.7cm" svg:x2="9.359cm" svg:y2="5.5cm">
          <text:p/>
        </draw:line>
        <draw:path draw:style-name="gr2" draw:text-style-name="P1" draw:layer="layout" svg:width="0.652cm" svg:height="4.978cm" svg:x="8.848cm" svg:y="5.966cm" svg:viewBox="0 0 653 4979" svg:d="m653 0c-202 207-256 498-288 769-29 245-66 507 72 746 137 237 104 527 120 794 16 261-60 522-144 769-95 278-243 538-337 818-80 237-82 495-72 746l24 264v7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SCHWARZENTRUBER</meta:initial-creator>
    <meta:creation-date>2016-06-06T01:30:37.489016012</meta:creation-date>
    <dc:date>2016-06-06T05:26:05.813797975</dc:date>
    <dc:creator>Francois SCHWARZENTRUBER</dc:creator>
    <meta:editing-duration>PT3H51M44S</meta:editing-duration>
    <meta:editing-cycles>7</meta:editing-cycles>
    <meta:generator>LibreOffice/4.1.6.2$Linux_X86_64 LibreOffice_project/410$Build-2</meta:generator>
    <meta:document-statistic meta:object-count="14"/>
  </office:meta>
</office:document-meta>
</file>